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92cm" fo:min-width="0cm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75cm" fo:min-width="3.98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75cm" fo:min-width="3.984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75cm" fo:min-width="3.984cm"/>
      <style:paragraph-properties style:writing-mode="lr-tb"/>
    </style:style>
    <style:style style:name="gr5" style:family="graphic" style:parent-style-name="standard">
      <style:graphic-properties svg:stroke-color="#ff8000" draw:fill="none" draw:textarea-horizontal-align="justify" draw:textarea-vertical-align="top" draw:auto-grow-height="false" fo:min-height="8.846cm" fo:min-width="5.096cm"/>
      <style:paragraph-properties style:writing-mode="lr-tb"/>
    </style:style>
    <style:style style:name="gr6" style:family="graphic" style:parent-style-name="standard">
      <style:graphic-properties svg:stroke-color="#ff8000" draw:fill="none" draw:textarea-horizontal-align="justify" draw:textarea-vertical-align="middle" draw:auto-grow-height="false" fo:min-height="3.812cm" fo:min-width="4.362cm"/>
      <style:paragraph-properties style:writing-mode="lr-tb"/>
    </style:style>
    <style:style style:name="gr7" style:family="graphic" style:parent-style-name="objectwithoutfill">
      <style:graphic-properties draw:stroke="dash" draw:stroke-dash="Long_20_Dot" svg:stroke-width="0.053cm" svg:stroke-color="#ff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3465a4" draw:fill="none" draw:textarea-horizontal-align="justify" draw:textarea-vertical-align="middle" draw:auto-grow-height="false" fo:min-height="3.812cm" fo:min-width="5.462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fo:color="#ff8000"/>
    </style:style>
    <style:style style:name="P4" style:family="paragraph">
      <loext:graphic-properties draw:fill="none"/>
      <style:paragraph-properties fo:text-align="center" style:writing-mode="lr-tb"/>
      <style:text-properties fo:color="#ff8000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ff8000"/>
    </style:style>
    <style:style style:name="T2" style:family="text">
      <style:text-properties style:text-position="super 58%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97cm" svg:height="0.8cm" svg:x="9.715cm" svg:y="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97cm" svg:height="0.8cm" svg:x="9.715cm" svg:y="11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484cm" svg:height="3cm" svg:x="7.958cm" svg:y="2cm">
          <text:p text:style-name="P2">Dapp sit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84cm" svg:height="3cm" svg:x="7.958cm" svg:y="7.951cm">
          <text:p text:style-name="P2">Frontend</text:p>
          <text:p text:style-name="P2">JavaScript</text:p>
          <text:p text:style-name="P2">🔑Prvacy ke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84cm" svg:height="3cm" svg:x="7.958cm" svg:y="12.7cm">
          <text:p text:style-name="P2">Backend</text:p>
          <text:p text:style-name="P2">Java</text:p>
          <text:p text:style-name="P2">🔑Attestor ke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2cm" svg:height="9.7cm" svg:x="7.1cm" svg:y="6.5cm">
          <text:p text:style-name="P3"><text:span text:style-name="T1">attestation.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3cm" svg:height="4.5cm" svg:x="1cm" svg:y="9.7cm">
          <text:p text:style-name="P5">3<text:span text:style-name="T2">rd</text:span> party services</text:p>
          <text:list text:style-name="L1">
            <text:list-item>
              <text:p text:style-name="P6"><text:span text:style-name="T3">Email (sendgrid)</text:span></text:p>
            </text:list-item>
            <text:list-item>
              <text:p text:style-name="P6"><text:span text:style-name="T3">CAPTCHA</text:span></text:p>
            </text:list-item>
            <text:list-item>
              <text:p text:style-name="P6"><text:span text:style-name="T3">(Firewall/CDN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1cm" svg:y1="11.8cm" svg:x2="7cm" svg:y2="11.8cm">
          <text:p/>
        </draw:line>
        <draw:custom-shape draw:style-name="gr8" draw:text-style-name="P7" draw:layer="layout" svg:width="6.4cm" svg:height="4.5cm" svg:x="13.6cm" svg:y="7.201cm">
          <text:p text:style-name="P5">Libs</text:p>
          <text:list text:style-name="L1">
            <text:list-item>
              <text:p text:style-name="P6"><text:span text:style-name="T3">zkp</text:span></text:p>
            </text:list-item>
            <text:list-item>
              <text:p text:style-name="P6"><text:span text:style-name="T3">bn-curve</text:span></text:p>
            </text:list-item>
            <text:list-item>
              <text:p text:style-name="P6"><text:span text:style-name="T3">data-object classes</text:span></text:p>
              <text:list>
                <text:list-item>
                  <text:p text:style-name="P6"><text:span text:style-name="T3">CSR</text:span></text:p>
                </text:list-item>
                <text:list-item>
                  <text:p text:style-name="P6"><text:span text:style-name="T3">IdentifierAttest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13.7cm" svg:y1="9.5cm" svg:x2="11.9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3:52:02.912403266</meta:creation-date>
    <dc:date>2020-12-22T00:22:32.821910388</dc:date>
    <meta:editing-duration>PT8M22S</meta:editing-duration>
    <meta:editing-cycles>4</meta:editing-cycles>
    <meta:generator>LibreOffice/6.4.6.2$Linux_X86_64 LibreOffice_project/40$Build-2</meta:generator>
    <meta:document-statistic meta:object-count="10"/>
  </office:meta>
</office:document-meta>
</file>